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575in" table:align="left"/>
    </style:style>
    <style:style style:name="Table1.A" style:family="table-column">
      <style:table-column-properties style:column-width="3.1736in"/>
    </style:style>
    <style:style style:name="Table1.B" style:family="table-column">
      <style:table-column-properties style:column-width="1.401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7646in"/>
    </style:style>
    <style:style style:name="Table2.B" style:family="table-column">
      <style:table-column-properties style:column-width="5.9285in"/>
    </style:style>
    <style:style style:name="Table2.A1" style:family="table-cell">
      <style:table-cell-properties style:vertical-align="middle" fo:padding="0.0194in" fo:border="none"/>
    </style:style>
    <style:style style:name="Table3" style:family="table">
      <style:table-properties style:width="0.9667in" table:align="left"/>
    </style:style>
    <style:style style:name="Table3.A" style:family="table-column">
      <style:table-column-properties style:column-width="0.5285in"/>
    </style:style>
    <style:style style:name="Table3.B" style:family="table-column">
      <style:table-column-properties style:column-width="0.4382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ocumento 5.1: AI Innovations</text:span></text:h>
      <text:p text:style-name="Text_20_body"><text:span text:style-name="Strong_20_Emphasis">Página 1: Portada</text:span><text:line-break/>ORACLE<text:line-break/>University<text:line-break/>Oracle Cloud Infrastructure<text:line-break/>Introduction to AI<text:line-break/>Nick Commisso<text:line-break/>SENIOR CLOUD ENGINEER<text:line-break/>ORACLE</text:p>
      <text:p text:style-name="Text_20_body"><text:span text:style-name="Strong_20_Emphasis">Página 2: Definición de IA</text:span></text:p>
      <text:h text:style-name="Heading_20_1" text:outline-level="1">What is Artificial Intelligence?</text:h>
      <text:list text:style-name="L1">
        <text:list-item>
          <text:p text:style-name="P2">Ability of machines to mimic the cognitive abilities and problem-solving capabilities of human intelligence</text:p>
        </text:list-item>
      </text:list>
      <text:p text:style-name="Text_20_body"><text:span text:style-name="Strong_20_Emphasis">Página 3: Inteligencia Humana vs IA</text:span></text:p>
      <text:h text:style-name="Heading_20_1" text:outline-level="1">Human Intelligence</text:h>
      <text:h text:style-name="Heading_20_2" text:outline-level="2">Learns</text:h>
      <text:list text:style-name="L2">
        <text:list-item>
          <text:p text:style-name="P3"><text:span text:style-name="Strong_20_Emphasis">Learn</text:span> new skills through observation</text:p>
        </text:list-item>
        <text:list-item>
          <text:p text:style-name="P3"><text:span text:style-name="Strong_20_Emphasis">Think</text:span> abstractly and reasons</text:p>
        </text:list-item>
        <text:list-item>
          <text:p text:style-name="P3"><text:span text:style-name="Strong_20_Emphasis">Communicates using a language and non-verbal cues</text:span></text:p>
        </text:list-item>
        <text:list-item>
          <text:p text:style-name="P3"><text:span text:style-name="Strong_20_Emphasis">Handles complex situations in real time</text:span></text:p>
        </text:list-item>
        <text:list-item>
          <text:p text:style-name="P3"><text:span text:style-name="Strong_20_Emphasis">Plans short and long term</text:span></text:p>
        </text:list-item>
        <text:list-item>
          <text:p text:style-name="P3"><text:span text:style-name="Strong_20_Emphasis">Creates art, music, and inventions</text:span></text:p>
        </text:list-item>
      </text:list>
      <text:p text:style-name="Horizontal_20_Line"/>
      <text:p text:style-name="Text_20_body">If we can replicate any of these capabilities in machines, that is<text:line-break/><text:span text:style-name="Strong_20_Emphasis">Artificial General Intelligence (AGI).</text:span><text:line-break/>When we apply AGI to solve problems with specific, narrow objectives, we call it<text:line-break/><text:span text:style-name="Strong_20_Emphasis">Artificial Intelligence (AI).</text:span></text:p>
      <text:p text:style-name="Text_20_body"><text:span text:style-name="Strong_20_Emphasis">Página 4: Ejemplos de IA</text:span></text:p>
      <text:h text:style-name="Heading_20_1" text:outline-level="1">AI Examples</text:h>
      <text:h text:style-name="Heading_20_2" text:outline-level="2">Classifying images</text:h>
      <text:list text:style-name="L3">
        <text:list-item>
          <text:p text:style-name="P4">Writing computer language code</text:p>
        </text:list-item>
        <text:list-item>
          <text:p text:style-name="P4"><text:soft-page-break/>AI is all around us!</text:p>
        </text:list-item>
        <text:list-item>
          <text:p text:style-name="P4">Spam mail classification</text:p>
        </text:list-item>
        <text:list-item>
          <text:p text:style-name="P4">Predicting old car prices</text:p>
        </text:list-item>
      </text:list>
      <text:p text:style-name="Text_20_body"><text:span text:style-name="Strong_20_Emphasis">Página 5: Terminología de IA</text:span></text:p>
      <text:h text:style-name="Heading_20_1" text:outline-level="1">AI Terminology</text:h>
      <text:p text:style-name="Text_20_body">Machine Learning (ML)<text:line-break/>Deep Learning (DL)<text:line-break/>Data Science (DS)</text:p>
      <text:p text:style-name="Text_20_body"><text:span text:style-name="Strong_20_Emphasis">Página 6: Por qué necesitamos IA</text:span></text:p>
      <text:h text:style-name="Heading_20_1" text:outline-level="1">Why do we need AI?</text:h>
      <text:h text:style-name="Heading_20_2" text:outline-level="2">Automation and Decision Making</text:h>
      <text:list text:style-name="L4">
        <text:list-item>
          <text:p text:style-name="P5">Approve a credit card or loan.</text:p>
        </text:list-item>
        <text:list-item>
          <text:p text:style-name="P5">Process insurance claims.</text:p>
        </text:list-item>
        <text:list-item>
          <text:p text:style-name="P5">Recommend products to customers.</text:p>
        </text:list-item>
        <text:list-item>
          <text:p text:style-name="P5">Detect fraudulent transactions.</text:p>
        </text:list-item>
        <text:list-item>
          <text:p text:style-name="P5">Classify documents and images.</text:p>
        </text:list-item>
      </text:list>
      <text:h text:style-name="Heading_20_2" text:outline-level="2">Creative Support</text:h>
      <text:list text:style-name="L5">
        <text:list-item>
          <text:p text:style-name="P6">Create content.</text:p>
        </text:list-item>
        <text:list-item>
          <text:p text:style-name="P6">Write stories and poems.</text:p>
        </text:list-item>
        <text:list-item>
          <text:p text:style-name="P6">Provide designs.</text:p>
        </text:list-item>
        <text:list-item>
          <text:p text:style-name="P6">Share code.</text:p>
        </text:list-item>
        <text:list-item>
          <text:p text:style-name="P6">Generate ideas.</text:p>
        </text:list-item>
        <text:list-item>
          <text:p text:style-name="P6">Crack jokes.</text:p>
        </text:list-item>
      </text:list>
      <text:p text:style-name="Text_20_body"><text:span text:style-name="Strong_20_Emphasis">Página 7: Dominios y Ejemplos de IA</text:span></text:p>
      <text:h text:style-name="Heading_20_1" text:outline-level="1">AI Domains and Examples</text:h>
      <text:h text:style-name="Heading_20_2" text:outline-level="2">Language</text:h>
      <text:list text:style-name="L6">
        <text:list-item>
          <text:p text:style-name="P7">Languages</text:p>
        </text:list-item>
        <text:list-item>
          <text:p text:style-name="P7">Vision</text:p>
        </text:list-item>
        <text:list-item>
          <text:p text:style-name="P7"><text:soft-page-break/>Speech</text:p>
        </text:list-item>
        <text:list-item>
          <text:p text:style-name="P7">Product Recommendations</text:p>
        </text:list-item>
        <text:list-item>
          <text:p text:style-name="P7">Anomaly Detection</text:p>
        </text:list-item>
        <text:list-item>
          <text:p text:style-name="P7">Learn by Reward</text:p>
        </text:list-item>
        <text:list-item>
          <text:p text:style-name="P7">Forecasting</text:p>
        </text:list-item>
        <text:list-item>
          <text:p text:style-name="P7">Generate Content</text:p>
        </text:list-item>
      </text:list>
      <text:p text:style-name="Horizontal_20_Line"/>
      <text:h text:style-name="Heading_20_2" text:outline-level="2">Language Translation</text:h>
      <text:list text:style-name="L7">
        <text:list-item>
          <text:p text:style-name="P8">Language Classification</text:p>
        </text:list-item>
        <text:list-item>
          <text:p text:style-name="P8">Text to Speech</text:p>
        </text:list-item>
        <text:list-item>
          <text:p text:style-name="P8">Detect</text:p>
        </text:list-item>
        <text:list-item>
          <text:p text:style-name="P8">Fraudulent Transactions</text:p>
        </text:list-item>
        <text:list-item>
          <text:p text:style-name="P8">Self-Driven Cars</text:p>
        </text:list-item>
        <text:list-item>
          <text:p text:style-name="P8">Weather Forecasting</text:p>
        </text:list-item>
        <text:list-item>
          <text:p text:style-name="P8">Generate Image from Text</text:p>
        </text:list-item>
      </text:list>
      <text:p text:style-name="Text_20_body"><text:span text:style-name="Strong_20_Emphasis">Páginas 8-12: [Vacías]</text:span></text:p>
      <text:p text:style-name="Horizontal_20_Line"/>
      <text:h text:style-name="Heading_20_3" text:outline-level="3"><text:span text:style-name="Strong_20_Emphasis">Documento 5.2: Select AI</text:span></text:h>
      <text:p text:style-name="Text_20_body"><text:span text:style-name="Strong_20_Emphasis">Página 1: Portada</text:span><text:line-break/>ORACLE<text:line-break/>University<text:line-break/>Natural Language Queries<text:line-break/>Just Ask Your Database<text:line-break/>Use natural language to analyze your data using Select AI and GenAI.</text:p>
      <text:p text:style-name="Text_20_body"><text:span text:style-name="Strong_20_Emphasis">Página 2: Capas de IA Empresarial</text:span><text:line-break/>Oracle can bring AI to the enterprise at every layer of our stack.<text:line-break/>SaaS Apps<text:line-break/>AI Services<text:line-break/>Data<text:line-break/>Infrastructure<text:line-break/>Partners</text:p>
      <text:p text:style-name="Text_20_body"><text:span text:style-name="Strong_20_Emphasis">Página 3: Agenda</text:span></text:p>
      <text:h text:style-name="Heading_20_1" text:outline-level="1"><text:soft-page-break/>Agenda</text:h>
      <text:p text:style-name="Text_20_body">Select AI in Oracle Autonomous Database<text:line-break/>Easily query your data using natural language<text:line-break/>SQL query generation process flow</text:p>
      <text:p text:style-name="Text_20_body"><text:span text:style-name="Strong_20_Emphasis">Página 4: Visión General</text:span></text:p>
      <text:h text:style-name="Heading_20_1" text:outline-level="1">Autonomous Database Select AI</text:h>
      <text:p text:style-name="Text_20_body">Simplest way to get answers about your business</text:p>
      <text:list text:style-name="L8">
        <text:list-item>
          <text:p text:style-name="P9">Use <text:span text:style-name="Strong_20_Emphasis">your language</text:span> to query data.</text:p>
        </text:list-item>
        <text:list-item>
          <text:p text:style-name="P9">There is no need to understand where and how your data is stored to gain insights.</text:p>
        </text:list-item>
      </text:list>
      <text:p text:style-name="Text_20_body"><text:span text:style-name="Strong_20_Emphasis">Página 5: [SCREENSHOT - Interfaz de Select AI]</text:span></text:p>
      <text:h text:style-name="Heading_20_1" text:outline-level="1">Select AI</text:h>
      <text:p text:style-name="Text_20_body">Simplest way to get answers about your business</text:p>
      <text:h text:style-name="Heading_20_2" text:outline-level="2">Just ask a question.</text:h>
      <text:p text:style-name="Text_20_body">Autonomous Database manages the entire query process to produce your answer.</text:p>
      <text:p text:style-name="Horizontal_20_Line"/>
      <text:h text:style-name="Heading_20_3" text:outline-level="3">What are our total streams for each Tom Hanks movie this month?</text:h>
      <text:list text:style-name="L9">
        <text:list-item>
          <text:p text:style-name="P10"><text:span text:style-name="Strong_20_Emphasis">AOB Chat</text:span></text:p>
          <text:list>
            <text:list-item>
              <text:p text:style-name="P10">Change: Obesity: About No</text:p>
            </text:list-item>
            <text:list-item>
              <text:p text:style-name="P10">Actual: Obesity: A Best View</text:p>
            </text:list-item>
            <text:list-item>
              <text:p text:style-name="P10">Exchange of C: A One Week<text:line-break/>| Name | Total Streams |<text:line-break/>|---|---|<text:line-break/>| Tom Hanks | 44000 |<text:line-break/>| Shapiro vs. Earths | 4000 |<text:line-break/>| Sodhi | 8000 |<text:line-break/>| Apple &amp; Chrome | 24000 |<text:line-break/>| Smartphone Apps | 20000 |<text:line-break/>| Web Global Pro Device Call | 6000 |<text:line-break/>| Photoshop | 9000 |<text:line-break/>| Dig | 9600 |<text:line-break/>| Card Away | 22000 |<text:line-break/>| The Quiz Book Network | 5000 |<text:line-break/>Explore<text:line-break/><text:soft-page-break/>Explore<text:line-break/><text:span text:style-name="Strong_20_Emphasis">What are our total streams for each Tom Hanks movie this month?</text:span></text:p>
            </text:list-item>
          </text:list>
        </text:list-item>
        <text:list-item>
          <text:p text:style-name="P10"><text:span text:style-name="Strong_20_Emphasis">Ao Business</text:span></text:p>
        </text:list-item>
      </text:list>
      <text:p text:style-name="Text_20_body"><text:span text:style-name="Strong_20_Emphasis">Página 6: [SCREENSHOT - Demostración de Consultas]</text:span></text:p>
      <text:h text:style-name="Heading_20_1" text:outline-level="1">Demonstration</text:h>
      <text:h text:style-name="Heading_20_2" text:outline-level="2">Speak "Human" to Autonomous Database to get your business questions answered.</text:h>
      <text:list text:style-name="L10">
        <text:list-item>
          <text:p text:style-name="P11"><text:span text:style-name="Strong_20_Emphasis">ADR Chat</text:span></text:p>
        </text:list-item>
        <text:list-item>
          <text:p text:style-name="P11">Google Change System for</text:p>
        </text:list-item>
        <text:list-item>
          <text:p text:style-name="P11">Smart Distance + Built mass</text:p>
        </text:list-item>
        <text:list-item>
          <text:p text:style-name="P11">Keeping HPC+ Open mode</text:p>
        </text:list-item>
      </text:list>
      <text:p text:style-name="Horizontal_20_Line"/>
      <text:h text:style-name="Heading_20_3" text:outline-level="3">1. A number of types include:</text:h>
      <text:list text:style-name="L11">
        <text:list-item>
          <text:p text:style-name="P12">Channeling Channel Service as a producer for HPC (PDR)</text:p>
        </text:list-item>
        <text:list-item>
          <text:p text:style-name="P12">A number of non-national Auditor</text:p>
        </text:list-item>
        <text:list-item>
          <text:p text:style-name="P12">API for Autonomous Control (SDR)</text:p>
        </text:list-item>
        <text:list-item>
          <text:p text:style-name="P12">Please see how the messaging of the search Google Chrome has seen. Which does necessitate numerous possibilities and threats for this environment including:</text:p>
        </text:list-item>
        <text:list-item>
          <text:p text:style-name="P12">What are not both content of remote live use, Google Chrome model</text:p>
        </text:list-item>
        <text:list-item>
          <text:p text:style-name="P12"><text:span text:style-name="Strong_20_Emphasis">TITLE</text:span></text:p>
        </text:list-item>
        <text:list-item>
          <text:p text:style-name="P12"><text:span text:style-name="Strong_20_Emphasis">FINAL_VIEWS</text:span></text:p>
        </text:list-item>
        <text:list-item>
          <text:p text:style-name="P12">Server</text:p>
        </text:list-item>
        <text:list-item>
          <text:p text:style-name="P12">US$100</text:p>
        </text:list-item>
        <text:list-item>
          <text:p text:style-name="P12">File-based Server</text:p>
        </text:list-item>
        <text:list-item>
          <text:p text:style-name="P12">SAS$10</text:p>
        </text:list-item>
        <text:list-item>
          <text:p text:style-name="P12">Country</text:p>
        </text:list-item>
        <text:list-item>
          <text:p text:style-name="P12">SAS$20</text:p>
        </text:list-item>
        <text:list-item>
          <text:p text:style-name="P12">Camera Driver</text:p>
        </text:list-item>
        <text:list-item>
          <text:p text:style-name="P12">SAS$30</text:p>
        </text:list-item>
        <text:list-item>
          <text:p text:style-name="P12">Camera Trades</text:p>
        </text:list-item>
        <text:list-item>
          <text:p text:style-name="P12">SAS$60</text:p>
        </text:list-item>
        <text:list-item>
          <text:p text:style-name="P12"><text:soft-page-break/>Further</text:p>
        </text:list-item>
        <text:list-item>
          <text:p text:style-name="P12">Explain</text:p>
        </text:list-item>
      </text:list>
      <text:p text:style-name="Horizontal_20_Line"/>
      <text:h text:style-name="Heading_20_3" text:outline-level="3">2. An Overview</text:h>
      <text:p text:style-name="Text_20_body"><text:span text:style-name="Strong_20_Emphasis">Página 7: [SCREENSHOT - Ejemplo de Consulta y Resultados]</text:span></text:p>
      <text:h text:style-name="Heading_20_1" text:outline-level="1">Ask Oracle</text:h>
      <text:h text:style-name="Heading_20_2" text:outline-level="2">Top 10 Streamed Movies</text:h>
      <text:list text:style-name="L12">
        <text:list-item>
          <text:p text:style-name="P13">"Mean Emotion: A Brief Menu..."</text:p>
        </text:list-item>
        <text:list-item>
          <text:p text:style-name="P13">Exploring NYC: A One-West...</text:p>
        </text:list-item>
        <text:list-item>
          <text:p text:style-name="P13">Summary of the movie "Big"</text:p>
        </text:list-item>
        <text:list-item>
          <text:p text:style-name="P13">Hurricane Fowl's Needle Alert...</text:p>
        </text:list-item>
      </text:list>
      <text:p text:style-name="Horizontal_20_Line"/>
      <text:h text:style-name="Heading_20_3" text:outline-level="3">What are our top 10 streamed movies?</text:h>
      <table:table table:name="Table1" table:style-name="Table1">
        <table:table-column table:style-name="Table1.A"/>
        <table:table-column table:style-name="Table1.B"/>
        <table:table-header-rows>
          <table:table-row>
            <table:table-cell table:style-name="Table1.A1" office:value-type="string">
              <text:p text:style-name="Table_20_Heading">MOVIE_TITLE</text:p>
            </table:table-cell>
            <table:table-cell table:style-name="Table1.A1" office:value-type="string">
              <text:p text:style-name="Table_20_Heading">NOM_STREAMS</text:p>
            </table:table-cell>
          </table:table-row>
        </table:table-header-rows>
        <table:table-row>
          <table:table-cell table:style-name="Table1.A1" office:value-type="string">
            <text:p text:style-name="Table_20_Contents">Aerogers: Endgame</text:p>
          </table:table-cell>
          <table:table-cell table:style-name="Table1.A1" office:value-type="string">
            <text:p text:style-name="Table_20_Contents">81,074.00</text:p>
          </table:table-cell>
        </table:table-row>
        <table:table-row>
          <table:table-cell table:style-name="Table1.A1" office:value-type="string">
            <text:p text:style-name="Table_20_Contents">Captain Marvel</text:p>
          </table:table-cell>
          <table:table-cell table:style-name="Table1.A1" office:value-type="string">
            <text:p text:style-name="Table_20_Contents">33,587.00</text:p>
          </table:table-cell>
        </table:table-row>
        <table:table-row>
          <table:table-cell table:style-name="Table1.A1" office:value-type="string">
            <text:p text:style-name="Table_20_Contents">The Loon King</text:p>
          </table:table-cell>
          <table:table-cell table:style-name="Table1.A1" office:value-type="string">
            <text:p text:style-name="Table_20_Contents">33,044.00</text:p>
          </table:table-cell>
        </table:table-row>
        <table:table-row>
          <table:table-cell table:style-name="Table1.A1" office:value-type="string">
            <text:p text:style-name="Table_20_Contents">Star Wars Episode No: The Rise of Skywalker</text:p>
          </table:table-cell>
          <table:table-cell table:style-name="Table1.A1" office:value-type="string">
            <text:p text:style-name="Table_20_Contents">31,330.00</text:p>
          </table:table-cell>
        </table:table-row>
        <table:table-row>
          <table:table-cell table:style-name="Table1.A1" office:value-type="string">
            <text:p text:style-name="Table_20_Contents">Aladdin</text:p>
          </table:table-cell>
          <table:table-cell table:style-name="Table1.A1" office:value-type="string">
            <text:p text:style-name="Table_20_Contents">297779.00</text:p>
          </table:table-cell>
        </table:table-row>
        <table:table-row>
          <table:table-cell table:style-name="Table1.A1" office:value-type="string">
            <text:p text:style-name="Table_20_Contents">Spider-Man: Far from Home</text:p>
          </table:table-cell>
          <table:table-cell table:style-name="Table1.A1" office:value-type="string">
            <text:p text:style-name="Table_20_Contents">29,021.00</text:p>
          </table:table-cell>
        </table:table-row>
        <table:table-row>
          <table:table-cell table:style-name="Table1.A1" office:value-type="string">
            <text:p text:style-name="Table_20_Contents">Adamson</text:p>
          </table:table-cell>
          <table:table-cell table:style-name="Table1.A1" office:value-type="string">
            <text:p text:style-name="Table_20_Contents">20,337.00</text:p>
          </table:table-cell>
        </table:table-row>
        <table:table-row>
          <table:table-cell table:style-name="Table1.A1" office:value-type="string">
            <text:p text:style-name="Table_20_Contents">Aerogers: Infinity War</text:p>
          </table:table-cell>
          <table:table-cell table:style-name="Table1.A1" office:value-type="string">
            <text:p text:style-name="Table_20_Contents">18,818.00</text:p>
          </table:table-cell>
        </table:table-row>
        <table:table-row>
          <table:table-cell table:style-name="Table1.A1" office:value-type="string">
            <text:p text:style-name="Table_20_Contents">Tip Story 4</text:p>
          </table:table-cell>
          <table:table-cell table:style-name="Table1.A1" office:value-type="string">
            <text:p text:style-name="Table_20_Contents">17,424.00</text:p>
          </table:table-cell>
        </table:table-row>
        <table:table-row>
          <table:table-cell table:style-name="Table1.A1" office:value-type="string">
            <text:p text:style-name="Table_20_Contents">Butenman Biography</text:p>
          </table:table-cell>
          <table:table-cell table:style-name="Table1.A1" office:value-type="string">
            <text:p text:style-name="Table_20_Contents">16,349.00</text:p>
          </table:table-cell>
        </table:table-row>
        <table:table-row>
          <table:table-cell table:style-name="Table1.A1" office:value-type="string">
            <text:p text:style-name="Table_20_Contents">Explore SQL</text:p>
          </table:table-cell>
          <table:table-cell table:style-name="Table1.A1" office:value-type="string">
            <text:p text:style-name="P1"/>
          </table:table-cell>
        </table:table-row>
      </table:table>
      <text:p text:style-name="Horizontal_20_Line"/>
      <text:p text:style-name="Text_20_body">who started in Aerogers: Endgame?<text:line-break/><text:a xlink:type="simple" xlink:href="https://www.astronomy.com/" office:target-frame-name="_blank" xlink:show="new" text:style-name="Internet_20_link" text:visited-style-name="Visited_20_Internet_20_Link">Ask Oracle</text:a></text:p>
      <text:p text:style-name="Text_20_body"><text:span text:style-name="Strong_20_Emphasis">Página 8: [SCREENSHOT - Más Resultados de Consulta]</text:span></text:p>
      <text:h text:style-name="Heading_20_1" text:outline-level="1">Ask Chicks</text:h>
      <text:h text:style-name="Heading_20_2" text:outline-level="2">Top 30 Standard Movies</text:h>
      <text:list text:style-name="L13">
        <text:list-item>
          <text:p text:style-name="P14">"Mean Emotion: A Brief Menu."</text:p>
        </text:list-item>
        <text:list-item>
          <text:p text:style-name="P14"><text:soft-page-break/>Exploring NYC: A One-West...</text:p>
        </text:list-item>
        <text:list-item>
          <text:p text:style-name="P14">Summary of the movie "Big"</text:p>
        </text:list-item>
        <text:list-item>
          <text:p text:style-name="P14">Harrison Ford's Modale Arts...<text:line-break/>| Adviser | 747719.0 |<text:line-break/>|---|---|<text:line-break/>| Spider-Mac Pat from Home | 29203.0 |<text:line-break/>| Aquarium | 20,500.0 |<text:line-break/>| Aerospace Infantry War | 98,883.0 |<text:line-break/>| Tay Story 4 | 17,643.0 |<text:line-break/>| [Extension Blugbody] | 16,550.0 |</text:p>
        </text:list-item>
      </text:list>
      <text:h text:style-name="Heading_20_3" text:outline-level="3">Options: 1/3.</text:h>
      <text:h text:style-name="Heading_20_4" text:outline-level="4">who started in Aerospace Endgame?</text:h>
      <text:p text:style-name="Text_20_body"><text:span text:style-name="Strong_20_Emphasis">ACTOR</text:span></text:p>
      <text:list text:style-name="L14">
        <text:list-item>
          <text:p text:style-name="P15">Star List</text:p>
        </text:list-item>
        <text:list-item>
          <text:p text:style-name="P15">Air Button</text:p>
        </text:list-item>
        <text:list-item>
          <text:p text:style-name="P15">James Lita</text:p>
        </text:list-item>
        <text:list-item>
          <text:p text:style-name="P15">Joe Button</text:p>
        </text:list-item>
        <text:list-item>
          <text:p text:style-name="P15">Mrs. Rong</text:p>
        </text:list-item>
        <text:list-item>
          <text:p text:style-name="P15">Lee Mance</text:p>
        </text:list-item>
        <text:list-item>
          <text:p text:style-name="P15">Lee Babe</text:p>
        </text:list-item>
        <text:list-item>
          <text:p text:style-name="P15">Mike Lutz</text:p>
        </text:list-item>
        <text:list-item>
          <text:p text:style-name="P15">Paul Redel</text:p>
        </text:list-item>
        <text:list-item>
          <text:p text:style-name="P15">Sean Gunn<text:line-break/>Now you available<text:line-break/>Explore - SQL</text:p>
        </text:list-item>
      </text:list>
      <text:p text:style-name="Horizontal_20_Line"/>
      <text:p text:style-name="Text_20_body">[Ask Questions]</text:p>
      <text:p text:style-name="Text_20_body"><text:span text:style-name="Strong_20_Emphasis">Página 9: [SCREENSHOT - Ejemplo de Código SQL]</text:span></text:p>
      <text:h text:style-name="Heading_20_1" text:outline-level="1">SQL</text:h>
      <text:p text:style-name="Text_20_body">SELECT R-TITLE(,CONST(A-BM_ID) AS TOTAL_FINANCE<text:line-break/>FROM NOTICE:TITLE.RETABLES = OR =NOTICE_ID = =NOTICE_ID<text:line-break/>USER NOTICE:TITLE.RETABLES = OR =NOTICE_ID = =NOTICE_ID<text:line-break/>ORDER A=CHORD IN ("Find Book", "Size bar")<text:line-break/>GROUP BY R-TITLE</text:p>
      <text:p text:style-name="Text_20_body"><text:soft-page-break/><text:span text:style-name="Strong_20_Emphasis">Página 10: Proceso de Traducción</text:span><text:line-break/>Select AI Translates Your Language into Oracle SQL Language<text:line-break/>Processes question using an AI large language model (LLM)</text:p>
      <table:table table:name="Table2" table:style-name="Table2">
        <table:table-column table:style-name="Table2.A"/>
        <table:table-column table:style-name="Table2.B"/>
        <table:table-header-rows>
          <table:table-row>
            <table:table-cell table:style-name="Table2.A1" office:value-type="string">
              <text:p text:style-name="Table_20_Heading">Question</text:p>
            </table:table-cell>
            <table:table-cell table:style-name="Table2.A1" office:value-type="string">
              <text:p text:style-name="Table_20_Heading">Inference</text:p>
            </table:table-cell>
          </table:table-row>
        </table:table-header-rows>
        <table:table-row>
          <table:table-cell table:style-name="Table2.A1" office:value-type="string">
            <text:p text:style-name="Table_20_Contents">what are our</text:p>
          </table:table-cell>
          <table:table-cell table:style-name="Table2.A1" office:value-type="string">
            <text:p text:style-name="P1"/>
          </table:table-cell>
        </table:table-row>
        <table:table-row>
          <table:table-cell table:style-name="Table2.A1" office:value-type="string">
            <text:p text:style-name="Table_20_Contents">Total streams</text:p>
          </table:table-cell>
          <table:table-cell table:style-name="Table2.A1" office:value-type="string">
            <text:p text:style-name="Table_20_Contents">→ Total number of movie views → Breakout views by movie → Tom Hanks is an actor. → Understanding of time → SELECT m.title AS movie_title, COUNT(s.views) AS total_streams FROM movie m JOIN activity s ON <text:a xlink:type="simple" xlink:href="https://m.movie/" office:target-frame-name="_blank" xlink:show="new" text:style-name="Internet_20_link" text:visited-style-name="Visited_20_Internet_20_Link">m.movie</text:a>_id = <text:a xlink:type="simple" xlink:href="https://s.movie/" office:target-frame-name="_blank" xlink:show="new" text:style-name="Internet_20_link" text:visited-style-name="Visited_20_Internet_20_Link">s.movie</text:a>_id JOIN actors a ON <text:a xlink:type="simple" xlink:href="https://m.movie/" office:target-frame-name="_blank" xlink:show="new" text:style-name="Internet_20_link" text:visited-style-name="Visited_20_Internet_20_Link">m.movie</text:a>_id = <text:a xlink:type="simple" xlink:href="https://a.movie/" office:target-frame-name="_blank" xlink:show="new" text:style-name="Internet_20_link" text:visited-style-name="Visited_20_Internet_20_Link">a.movie</text:a>_id WHERE a.actor = 'Tom Hanks' AND EXTRACT(MONTH FROM s.day_id) = EXTRACT(MONTH FROM SYSDATE) GROUP BY m.title</text:p>
          </table:table-cell>
        </table:table-row>
      </table:table>
      <text:p text:style-name="Text_20_body"><text:span text:style-name="Strong_20_Emphasis">Página 11: Desarrollo de Aplicaciones</text:span></text:p>
      <text:h text:style-name="Heading_20_1" text:outline-level="1">Developing Apps with Select AI</text:h>
      <text:h text:style-name="Heading_20_2" text:outline-level="2">Simple</text:h>
      <text:p text:style-name="Text_20_body">Designed so that you can easily build generative AI capabilities into new or existing applications.</text:p>
      <text:h text:style-name="Heading_20_2" text:outline-level="2">Future-enabled</text:h>
      <text:p text:style-name="Text_20_body">Choose from an array of large language models. Pick the model that is best suited to your business.</text:p>
      <text:h text:style-name="Heading_20_2" text:outline-level="2">Secure</text:h>
      <text:p text:style-name="Text_20_body">Rely on the same Oracle Database security that protects your data. Plus, when using OCI Generative AI, your data will not be sent to the LLM provider or seen by other customers.</text:p>
      <text:p text:style-name="Text_20_body"><text:span text:style-name="Strong_20_Emphasis">Página 12: [SCREENSHOT - Ejemplo de Consulta Natural]</text:span></text:p>
      <text:h text:style-name="Heading_20_1" text:outline-level="1">Easy to Extend and Build New Natural Language Apps</text:h>
      <text:p text:style-name="Horizontal_20_Line"/>
      <text:h text:style-name="Heading_20_2" text:outline-level="2">1</text:h>
      <text:p text:style-name="Text_20_body">select at<text:line-break/>what are our top 10 streamed movies<text:line-break/>that were released after 2010;</text:p>
      <text:p text:style-name="Horizontal_20_Line"/>
      <text:h text:style-name="Heading_20_3" text:outline-level="3"><text:soft-page-break/>Query Result *:</text:h>
      <text:list text:style-name="L15">
        <text:list-item>
          <text:p text:style-name="P16"><text:span text:style-name="Strong_20_Emphasis">SQL</text:span><text:line-break/>All Items fetched 10 to 7.29% seconds<text:line-break/>| VALUE_TIME | STEAMAL_COMPT |<text:line-break/>|---|---|<text:line-break/>| Avengers: Endgame | 81974 |<text:line-break/>| Captain Marvel | 33587 |<text:line-break/>| Star Wars Episode IX: The Rise of Skywalker | 31331 |<text:line-break/>| Spider-Man: Far from Home | 29621 |<text:line-break/>| Aladdin | 24058 |<text:line-break/>| The Lion King | 22627 |<text:line-break/>| Aquomena | 28557 |<text:line-break/>| Avengers: Infinity War | 18813 |<text:line-break/>| Toy Story 4 | 17426 |<text:line-break/>| Bohemian Rhapsody | 16936 |</text:p>
        </text:list-item>
      </text:list>
      <text:p text:style-name="Horizontal_20_Line"/>
      <text:p text:style-name="Text_20_body">Use a standard SELECT statement followed by AI and your question.<text:line-break/>Process the result as you would any other SQL result set.</text:p>
      <text:p text:style-name="Text_20_body"><text:span text:style-name="Strong_20_Emphasis">Página 13: Conversaciones con Datos</text:span><text:line-break/>Have a Conversation to Get Your Questions Answered<text:line-break/>sql-scripts &gt; [ conversations.sql &gt; ]...<text:line-break/>35 -- Have a Conversation with your data<text:line-break/>36 -- Ask an initial question and then build on that -- just like a normal conversation<text:line-break/>37 -- Begin with a high level questions<text:line-break/>38 select ai SENEP action bar total streams;<text:line-break/>49 -- Give me more details<text:line-break/>42 select ai Break that out by genre;<text:line-break/>43 -- Which customer segments are watching the genres?<text:line-break/>44 select ai Add customer segment;<text:line-break/>45<text:line-break/>PROBLEMS OUTPUT DERAO CONGOLE TERMINAL POSTS QUERY RESULT SCARP FOLTRY! 50<text:line-break/>Your first question is not your last!<text:line-break/>Keep refining your questions until you get the answer you need.</text:p>
      <text:p text:style-name="Text_20_body"><text:span text:style-name="Strong_20_Emphasis">Página 14: Configuración de Perfiles AI</text:span><text:line-break/>Future-Enabled: Easy to Configure Your Data for Natural Language Queries<text:line-break/>Use one or more Select AI Profiles that is best for your business.<text:line-break/>Choose an LLM to generate a database query from natural language.<text:line-break/>1<text:line-break/>OCI Generative AI<text:line-break/>OpenAI<text:line-break/>Cohere<text:line-break/>Azure OpenAI<text:line-break/>Specify schemas, tables and/or views to participate in processing.<text:line-break/><text:soft-page-break/>2<text:line-break/>Finance<text:line-break/>Streaming<text:line-break/>ACTUALS<text:line-break/>CUSTOMERS<text:line-break/>MOVIES<text:line-break/>PLAN<text:line-break/>VIEWS<text:line-break/>SEGMENTS<text:line-break/>Access data across databases, data lakes, and clouds</text:p>
      <text:p text:style-name="Text_20_body"><text:span text:style-name="Strong_20_Emphasis">Página 15: [SCREENSHOT - Código de Configuración]</text:span></text:p>
      <text:h text:style-name="Heading_20_1" text:outline-level="1">Easy to Configure Your Data for Natural Language Queries</text:h>
      <text:p text:style-name="Text_20_body">Use one or more AI profiles that is best for your business.</text:p>
      <text:list text:style-name="L16">
        <text:list-item>
          <text:p text:style-name="P17">Choose an LLM to generate a database query from natural language.</text:p>
        </text:list-item>
        <text:list-item>
          <text:p text:style-name="P17">Specify schemas, tables and/or views to participate in processing.<text:line-break/>Simple PL/SQL API creates AI profile:<text:line-break/>dms_cloud_ai.create_profile(<text:line-break/>profile_name =&gt; 'movie_nL_processing',<text:line-break/>attributes =&gt;<text:line-break/>'{"mysql=": "gend",<text:line-break/>"credential_name": "GENAL_CRE0",<text:line-break/>"object_list": [{"owner": "myschend",<text:line-break/>"name": "movie"},<text:line-break/>{"owner": "myschend",<text:line-break/>"name": "sales_sample"},<text:line-break/>{"owner": "myschend",<text:line-break/>"name": "customer"} ]<text:line-break/>},<text:line-break/>};</text:p>
        </text:list-item>
      </text:list>
      <text:p text:style-name="Text_20_body"><text:span text:style-name="Strong_20_Emphasis">Página 16: Flujo de Generación de SQL</text:span><text:line-break/>SQL Query Generation Process Flow<text:line-break/>Find the top three customer segments for George Clooney movies.<text:line-break/>1 2 3 4<text:line-break/>All Profile Database metadata LLM to use Produce Prompt Profile + Question Generate SQL using LLM Return query results or SQL to app<text:line-break/>REST<text:line-break/>Pluggable LLM</text:p>
      <text:p text:style-name="Text_20_body"><text:span text:style-name="Strong_20_Emphasis">Página 17: Conclusiones</text:span><text:line-break/>Simplest way to get answers about your business<text:line-break/><text:soft-page-break/>Key Takeaways<text:line-break/>Easily build AI into your apps<text:line-break/>Secure at every layer<text:line-break/>Future-enabled</text:p>
      <text:p text:style-name="Text_20_body"><text:span text:style-name="Strong_20_Emphasis">Páginas 18-20: [Vacías]</text:span></text:p>
      <text:p text:style-name="Horizontal_20_Line"/>
      <text:h text:style-name="Heading_20_3" text:outline-level="3"><text:span text:style-name="Strong_20_Emphasis">Documento 5.3: Vector Search</text:span></text:h>
      <text:p text:style-name="Text_20_body"><text:span text:style-name="Strong_20_Emphasis">Página 1: Portada</text:span><text:line-break/>ORACLE<text:line-break/>University<text:line-break/>AI Vector Search<text:line-break/>Oracle Database 23ai</text:p>
      <text:p text:style-name="Text_20_body"><text:span text:style-name="Strong_20_Emphasis">Página 2: Agenda</text:span></text:p>
      <text:h text:style-name="Heading_20_1" text:outline-level="1">Agenda</text:h>
      <text:p text:style-name="Text_20_body">AI Vector Search in Oracle Database 23ai<text:line-break/>AI Vector Search powers Gen AI pipelines</text:p>
      <text:p text:style-name="Text_20_body"><text:span text:style-name="Strong_20_Emphasis">Página 3: Oracle AI Vector Search</text:span></text:p>
      <text:h text:style-name="Heading_20_1" text:outline-level="1">Oracle AI Vector Search</text:h>
      <text:h text:style-name="Heading_20_2" text:outline-level="2">Oracle Database 23ai</text:h>
      <text:list text:style-name="L17">
        <text:list-item>
          <text:p text:style-name="P18">SQL support for vector generation</text:p>
        </text:list-item>
        <text:list-item>
          <text:p text:style-name="P18">Vector Data Type</text:p>
        </text:list-item>
        <text:list-item>
          <text:p text:style-name="P18">Similarity search with SQL syntax and functions</text:p>
        </text:list-item>
        <text:list-item>
          <text:p text:style-name="P18">Approximate search indexes</text:p>
        </text:list-item>
      </text:list>
      <text:p text:style-name="Horizontal_20_Line"/>
      <text:p text:style-name="Text_20_body"><text:span text:style-name="Strong_20_Emphasis">USON</text:span><text:line-break/><text:span text:style-name="Strong_20_Emphasis">[1,4,8,2]</text:span></text:p>
      <text:p text:style-name="Text_20_body"><text:span text:style-name="Strong_20_Emphasis">Página 4: [DIAGRAMA - Proceso de Vector Search]</text:span><text:line-break/>Database-Native Vector Embedding Generation<text:line-break/>Generate vector from query image<text:line-break/>VECTOR_EMBEDDING(resnet_50 USING query_image)<text:line-break/>Image dataset already embedded into vectors and stored in Oracle Database 23ai<text:line-break/>VECTOR_EMBEDDING(resnet_50 USING data_image)<text:line-break/>Top 2 results<text:line-break/>Query Image Embedding Generation as BLOB<text:line-break/><text:soft-page-break/>Vector embedding<text:line-break/>Vector Search for similar matches</text:p>
      <text:p text:style-name="Text_20_body"><text:span text:style-name="Strong_20_Emphasis">Página 5: Tipo de Dato Vector</text:span></text:p>
      <text:h text:style-name="Heading_20_1" text:outline-level="1">Vector Datatype</text:h>
      <text:h text:style-name="Heading_20_2" text:outline-level="2">New VECTOR datatype</text:h>
      <text:p text:style-name="Text_20_body">CREATE TABLE my_images (<text:line-break/>id NUMBER,<text:line-break/>data_image BLOB,<text:line-break/>image_vec VECTOR(768, FLOAT32));<text:line-break/>Optional dimension count<text:line-break/>Optional dimension format<text:line-break/>Dimension format can be:<text:line-break/>INT8, FLOAT32, and FLOAT64</text:p>
      <text:p text:style-name="Horizontal_20_Line"/>
      <text:h text:style-name="Heading_20_2" text:outline-level="2">Simpler VECTOR specification</text:h>
      <text:p text:style-name="Text_20_body">CREATE TABLE my_images (<text:line-break/>id NUMBER,<text:line-break/>data_image BLOB,<text:line-break/>image_vec VECTOR);</text:p>
      <text:p text:style-name="Horizontal_20_Line"/>
      <text:h text:style-name="Heading_20_2" text:outline-level="2">Why is this useful?</text:h>
      <text:p text:style-name="Text_20_body">You can embed your data with newer ML embedding models as AI technology evolves, but your schema can stay the same, and applications don't need to be rewritten.</text:p>
      <text:p text:style-name="Text_20_body"><text:span text:style-name="Strong_20_Emphasis">Página 6: Función de Distancia Vectorial</text:span></text:p>
      <text:h text:style-name="Heading_20_1" text:outline-level="1">Vector Distance Function</text:h>
      <text:p text:style-name="Text_20_body">The key operation is vector distance computation to gauge similarity<text:line-break/><text:span text:style-name="Strong_20_Emphasis">VECTOR_DISTANCE(VECTOR1, VECTOR2, &lt;optional distance metric&gt;)</text:span><text:line-break/>Different embedding models can use different metrics, but the basic concept remains the same:<text:line-break/>The Distance between two vectors is smaller for entities that are more similar<text:line-break/>Distance functions supported in Oracle Database 23ai are:<text:line-break/>COSINE (default), EUCLIDEAN, EUCLIDEAN_SQUARED, HAMMING, MANHATTAN, DOT</text:p>
      <text:p text:style-name="Text_20_body"><text:span text:style-name="Strong_20_Emphasis">Página 7: [SCREENSHOT - Ejemplo de Vector Search SQL]</text:span></text:p>
      <text:h text:style-name="Heading_20_1" text:outline-level="1"><text:soft-page-break/>Vector Search SQL</text:h>
      <text:p text:style-name="Text_20_body">Vector Search is used to find Top K closest matches to a given query item<text:line-break/>Find the top 10 positions matching a candidate's resume that are offered in a city among the candidate's preferred cities<text:line-break/>SELECT _<text:line-break/>FROM Job_Postings<text:line-break/>WHERE city IN (SELECT preferred_cities FROM Applicants _)<text:line-break/>ORDER BY vector_distance(job_desc_vectors, .resume_vector)<text:line-break/>FETCH FIRST 10 ROWS ONLY;</text:p>
      <text:p text:style-name="Horizontal_20_Line"/>
      <text:p text:style-name="Text_20_body"><text:span text:style-name="Strong_20_Emphasis">Jane Doe</text:span><text:line-break/>jane@doe.com<text:line-break/>Applications as a developer in AJ/AL<text:line-break/>BSc in Comp Sc. ABC college<text:line-break/>MS in Data Science, Univ of DGF<text:line-break/>Worked 5 years at <text:a xlink:type="simple" xlink:href="https://XYZ.com/" office:target-frame-name="_blank" xlink:show="new" text:style-name="Internet_20_link" text:visited-style-name="Visited_20_Internet_20_Link">XYZ.com</text:a><text:line-break/>Languages: Python, Java, C++<text:line-break/>Maintained GT repositories<text:line-break/>References: John Smith, <text:a xlink:type="simple" xlink:href="https://XYZ.com/" office:target-frame-name="_blank" xlink:show="new" text:style-name="Internet_20_link" text:visited-style-name="Visited_20_Internet_20_Link">XYZ.com</text:a></text:p>
      <text:p text:style-name="Text_20_body"><text:span text:style-name="Strong_20_Emphasis">Página 8: Sintaxis de Índices Vectoriales</text:span></text:p>
      <text:h text:style-name="Heading_20_1" text:outline-level="1">Vector Index Syntax</text:h>
      <text:h text:style-name="Heading_20_2" text:outline-level="2">Basic index creation</text:h>
      <text:p text:style-name="Text_20_body">CREATE VECTOR INDEX photo_idx ON customer(photo_vec)<text:line-break/>ORGANIZATION [INMEMORY NEIGHBOR GRAPH | NEIGHBOR PARTITIONS]<text:line-break/>DISTANCE COSINE | EUCLIDEAN | MANHATTAN | ... WITH TARGET ACCURACY 90</text:p>
      <text:p text:style-name="Horizontal_20_Line"/>
      <text:p text:style-name="Text_20_body"><text:span text:style-name="Strong_20_Emphasis">ORGANIZATION for an index is based if it will fit in-memory:</text:span></text:p>
      <text:list text:style-name="L18">
        <text:list-item>
          <text:p text:style-name="P19">If the index data will fit in-memory, use <text:span text:style-name="Strong_20_Emphasis">INMEMORY NEIGHBOR GRAPH</text:span></text:p>
        </text:list-item>
        <text:list-item>
          <text:p text:style-name="P19">Else use <text:span text:style-name="Strong_20_Emphasis">NEIGHBOR PARTITIONS</text:span><text:line-break/><text:span text:style-name="Strong_20_Emphasis">TARGET ACCURACY clause is added to indicate the default accuracy the index should provide for similarity search queries</text:span></text:p>
        </text:list-item>
      </text:list>
      <text:p text:style-name="Text_20_body"><text:span text:style-name="Strong_20_Emphasis">Página 9: Búsquedas Aproximadas</text:span></text:p>
      <text:h text:style-name="Heading_20_1" text:outline-level="1"><text:soft-page-break/>Vector Search</text:h>
      <text:h text:style-name="Heading_20_2" text:outline-level="2">Specifying approximate searches</text:h>
      <text:p text:style-name="Text_20_body">A new APPROXIMATE keyword in the Row Limiting (FETCH) clause indicates that the user wants to perform a similarity search using a Vector Index.<text:line-break/>Find the top 5 customers by similarity with a search photo vector:<text:line-break/>SELECT id, name, photo<text:line-break/>FROM Customers<text:line-break/>ORDER BY VECTOR_DISTANCE(photo_vec, :QUERY_VEC)<text:line-break/>FETCH APPROXIMATE FIRST 5 ROWS ONLY;<text:line-break/>Exact search may be performed if there is no index or based on the SQL Optimizer costs</text:p>
      <text:p text:style-name="Text_20_body"><text:span text:style-name="Strong_20_Emphasis">Página 10: [DIAGRAMA - Búsqueda con Joins]</text:span></text:p>
      <text:h text:style-name="Heading_20_1" text:outline-level="1">Similarity Search Over Joins</text:h>
      <text:list text:style-name="L19">
        <text:list-item>
          <text:p text:style-name="P20">Join with normalized enterprise data</text:p>
          <text:list>
            <text:list-item>
              <text:p text:style-name="P20">3 Tables: Authors, Books, and Pages</text:p>
            </text:list-item>
          </text:list>
        </text:list-item>
        <text:list-item>
          <text:p text:style-name="P20">Pages table has each page individually embedded into vector column pageVec</text:p>
        </text:list-item>
        <text:list-item>
          <text:p text:style-name="P20">Return the top 5 books containing text similar to this query text</text:p>
        </text:list-item>
        <text:list-item>
          <text:p text:style-name="P20">Genre is 'Fiction'</text:p>
        </text:list-item>
        <text:list-item>
          <text:p text:style-name="P20">Author comes from 'India'</text:p>
        </text:list-item>
      </text:list>
      <text:p text:style-name="Horizontal_20_Line"/>
      <text:p text:style-name="Text_20_body"><text:span text:style-name="Strong_20_Emphasis">Top-K</text:span></text:p>
      <text:list text:style-name="L20">
        <text:list-item>
          <text:p text:style-name="P21"><text:span text:style-name="Strong_20_Emphasis">Join</text:span></text:p>
        </text:list-item>
        <text:list-item>
          <text:p text:style-name="P21"><text:span text:style-name="Strong_20_Emphasis">Join</text:span></text:p>
        </text:list-item>
        <text:list-item>
          <text:p text:style-name="P21"><text:span text:style-name="Strong_20_Emphasis">Pages (similar to queryVec)</text:span></text:p>
        </text:list-item>
      </text:list>
      <text:p text:style-name="Horizontal_20_Line"/>
      <text:p text:style-name="Text_20_body"><text:span text:style-name="Strong_20_Emphasis">Authors (country = 'India')</text:span></text:p>
      <text:list text:style-name="L21">
        <text:list-item>
          <text:p text:style-name="P22"><text:span text:style-name="Strong_20_Emphasis">Books (genre = 'Fiction')</text:span><text:line-break/>SELECT pageID FROM Authors, Books, Pages<text:line-break/>WHERE Authors.authorID = Books.authorID<text:line-break/>AND Books.bookID = Pages.bookID<text:line-break/>AND Books.genre = 'Fiction'<text:line-break/>AND Author.country = 'India'<text:line-break/>ORDER BY vector_distance(pageVec, :queryVec)<text:line-break/>FETCH APPROX FIRST 5 ROWS ONLY;</text:p>
        </text:list-item>
      </text:list>
      <text:p text:style-name="Text_20_body"><text:span text:style-name="Strong_20_Emphasis">Página 11: [DIAGRAMA - Pipeline Gen AI]</text:span></text:p>
      <text:h text:style-name="Heading_20_1" text:outline-level="1"><text:soft-page-break/>AI Vector Search powers Gen AI pipelines</text:h>
      <text:h text:style-name="Heading_20_2" text:outline-level="2">AI Vector Search in Oracle Database 23ai</text:h>
      <text:list text:style-name="L22">
        <text:list-item>
          <text:p text:style-name="P23">Data Sources</text:p>
        </text:list-item>
        <text:list-item>
          <text:p text:style-name="P23">Document Loaders</text:p>
        </text:list-item>
        <text:list-item>
          <text:p text:style-name="P23">Document Transformation (e.g., Text Splitting, Summarization)</text:p>
        </text:list-item>
        <text:list-item>
          <text:p text:style-name="P23">Embedding Models</text:p>
        </text:list-item>
        <text:list-item>
          <text:p text:style-name="P23">Vector Database (Oracle Database 23ai)</text:p>
        </text:list-item>
        <text:list-item>
          <text:p text:style-name="P23">Similarity Search</text:p>
        </text:list-item>
      </text:list>
      <text:p text:style-name="Horizontal_20_Line"/>
      <text:p text:style-name="Text_20_body"><text:span text:style-name="Strong_20_Emphasis">Tight integration with 3rd party frameworks such as Langchain and LlamaIndex</text:span></text:p>
      <table:table table:name="Table3" table:style-name="Table3">
        <table:table-column table:style-name="Table3.A"/>
        <table:table-column table:style-name="Table3.B"/>
        <table:table-header-rows>
          <table:table-row>
            <table:table-cell table:style-name="Table3.A1" office:value-type="string">
              <text:p text:style-name="Table_20_Heading">LLMs</text:p>
            </table:table-cell>
            <table:table-cell table:style-name="Table3.A1" office:value-type="string">
              <text:p text:style-name="Table_20_Heading">User</text:p>
            </table:table-cell>
          </table:table-row>
        </table:table-header-rows>
        <table:table-row>
          <table:table-cell table:style-name="Table3.A1" office:value-type="string">
            <text:p text:style-name="P1"/>
          </table:table-cell>
          <table:table-cell table:style-name="Table3.A1" office:value-type="string">
            <text:p text:style-name="P1"/>
          </table:table-cell>
        </table:table-row>
      </table:table>
      <text:p text:style-name="Text_20_body"><text:span text:style-name="Strong_20_Emphasis">Página 12: Conclusiones</text:span><text:line-break/>Simplest way to get answers about your business<text:line-break/>Key Takeaways</text:p>
      <text:list text:style-name="L23">
        <text:list-item>
          <text:p text:style-name="P24">AI Vector Search is seamlessly integrated with Oracle Database 23ai</text:p>
        </text:list-item>
        <text:list-item>
          <text:p text:style-name="P24">Simple to combine relational and AI vector Search in single query</text:p>
        </text:list-item>
        <text:list-item>
          <text:p text:style-name="P24">Efficient orchestration of Gen-AI pipeline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6T13:06:14.615983508</meta:creation-date>
    <dc:date>2025-11-16T13:07:38.331841233</dc:date>
    <meta:editing-duration>PT1M25S</meta:editing-duration>
    <meta:editing-cycles>1</meta:editing-cycles>
    <meta:document-statistic meta:table-count="3" meta:image-count="0" meta:object-count="0" meta:page-count="15" meta:paragraph-count="267" meta:word-count="2368" meta:character-count="14221" meta:non-whitespace-character-count="12239"/>
    <meta:generator>LibreOffice/24.2.7.2$Linux_X86_64 LibreOffice_project/420$Build-2</meta:generator>
  </office:meta>
</office:document-meta>
</file>